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47cm" style:contextual-spacing="false" fo:text-align="justify" style:justify-single-word="false"/>
    </style:style>
    <style:style style:name="P2" style:family="paragraph" style:parent-style-name="Text_20_body">
      <style:paragraph-properties fo:margin-top="0cm" fo:margin-bottom="0.247cm" style:contextual-spacing="false" fo:text-align="justify" style:justify-single-word="false"/>
      <style:text-properties fo:font-weight="bold"/>
    </style:style>
    <style:style style:name="T1" style:family="text">
      <style:text-properties fo:color="#1177d1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eb8a6"/>
    </style:style>
    <style:style style:name="T4" style:family="text">
      <style:text-properties officeooo:rsid="00137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presa ManutAir Ltda</text:p>
      <text:p text:style-name="P2"/>
      <text:p text:style-name="P1">A empresa ManutAir Ltda. tem como atividade a prestação de serviços de manutenção de equipamentos de condicionamento de ar. O quadro de funcionários da empresa <text:span text:style-name="T3">é</text:span> composto de técnicos em ar-condicionado e pessoal administrativo.</text:p>
      <text:p text:style-name="P1">A empresa possui contratos com diversos Clientes. Quando um Cliente fecha um novo contrato, ele deve informar ao Atendente a <text:span text:style-name="T2">razão social, endereço, CNPJ, nome e telefone do responsável, para o caso de Cliente PJ, ou nome, endereço, telefone e CPF, para o caso de Cliente PF</text:span>. O sistema busca e exibe os dados do Cliente (tipicamente os dados <text:span text:style-name="T3">já</text:span> se encontram cadastrados no sistema). Caso os dados do Cliente ainda não se encontrem cadastrados, esse <text:span text:style-name="T3">é </text:span>o momento de fazê-lo. Em ambos os casos o Cliente informa, também, a lista dos equipamentos cobertos pelo contrato (através de sua marca, modelo e número de série), a data de início da vigência e o prazo de duração em meses.</text:p>
      <text:p text:style-name="P1">Os contratos, após cadastrados, recebem do sistema um número. A lista de equipamentos cobertos pode ser alterada com a inclusão ou exclusão de novos equipamentos.<text:span text:style-name="T4">(Alterar dados excluir)</text:span></text:p>
      <text:p text:style-name="P1">Os Clientes, quando necessitam de algum atendimento, ligam para o número telefônico de solicitação de serviço. As chamadas são recebidas pelos Atendentes que fazem a abertura das Ordens de Serviço (OS), deixando-as com status “Aberta”. Para tal, os Atendentes solicitam ao Cliente o número do contrato (que tipicamente já est<text:span text:style-name="T3">á</text:span> cadastrado no sistema), o equipamento que necessita reparo (marca, modelo, número de série), o endereço onde este se encontra e uma breve descrição do problema.</text:p>
      <text:p text:style-name="P1">O Supervisor Técnico disporá de uma funcionalidade para consulta e alocação de novas OS abertas aos técnicos de campo. Ao fazer a alocação de uma OS a um técnico o Supervisor anota o dia, a hora marcada para a visita do Técnico, deixando a OS com status “Em Andamento”.</text:p>
      <text:p text:style-name="P1">Os Técnicos realizam as visitas aos Clientes, onde prestam o atendimento solicitado e encerra a OS, atribuindo o status “Concluída”. Ele só deve finalizar a OS quando realmente concluir o serviço.</text:p>
      <text:p text:style-name="P1">A empresa recebe de 50 a 70 chamados por dia e trabalha com um Supervisor, 2 Atendentes, 15 Técnicos de camp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e posse do problema citado, desenvolva o sistema, fazendo:</text:p>
      <text:p text:style-name="P1"> 1) Diagrama de classes</text:p>
      <text:p text:style-name="P1"> 2) Diagrama de máquina de estados da Ordem de Serviço</text:p>
      <text:p text:style-name="P1"> 3) Diagrama de caso de uso</text:p>
      <text:p text:style-name="P1"> 4) Classes mapeadas para o Java</text:p>
      <text:p text:style-name="P1"> 5) Interface gráfica usando JavaFX</text:p>
      <text:p text:style-name="P1"> 6) Persistência usando Banco de Dados PostgreSQL</text:p>
      <text:p text:style-name="P1"> </text:p>
      <text:p text:style-name="P1">A entrega da prova será até o dia 16/06 as 23:59 impreterivelmente, e deverão ser postados somente: </text:p>
      <text:p text:style-name="P1">De posse do problema disponibilizado, poste aqui, os seguintes arquivos:</text:p>
      <text:p text:style-name="P1">- 1 arquivo do staruml constando o diagrama de classes, diagrama de máquina de estados e diagrama de caso de uso</text:p>
      <text:p text:style-name="P1">- 1 arquivo .zip com a pasta da implementação em java (considere apagar a pasta target para poupar o tamanho do arquivo)</text:p>
      <text:p text:style-name="P1">- 1 arquivo .backup com o <text:a xlink:type="simple" xlink:href="http://ava.femass.edu.br/mod/resource/view.php?id=9239" text:style-name="Internet_20_link" text:visited-style-name="Visited_20_Internet_20_Link"><text:span text:style-name="T1">backup do banco de dados</text:span></text:a> contendo tanto a estrutura quanto os dados de tes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2T08:52:29.922000000</meta:creation-date>
    <dc:date>2021-06-13T00:41:47.981000000</dc:date>
    <meta:editing-duration>P1DT17H31M33S</meta:editing-duration>
    <meta:editing-cycles>5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21" meta:word-count="495" meta:character-count="2957" meta:non-whitespace-character-count="2474"/>
  </office:meta>
</office:document-meta>
</file>